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hurjati" svg:font-family="Dhurjati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gg sans" svg:font-family="'gg sans', 'Apple SD Gothic Neo', NanumBarunGothic, '맑은 고딕', 'Malgun Gothic', Gulim, Dotum, 'Noto Sans', 'Helvetica Neue', Helvetica, Arial, sans-serif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rsid="000837f5" officeooo:paragraph-rsid="000837f5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rsid="000837f5" officeooo:paragraph-rsid="000837f5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rsid="000837f5" officeooo:paragraph-rsid="000c71b0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837f5" officeooo:paragraph-rsid="000837f5" style:font-name-asian="Noto Sans CJK KR" style:font-size-asian="10pt" style:font-weight-asian="bold" style:font-size-complex="10pt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9780d" officeooo:paragraph-rsid="000837f5" style:font-name-asian="Noto Sans CJK KR" style:font-size-asian="10pt" style:font-weight-asian="bold" style:font-size-complex="10pt" style:font-weight-complex="bold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9780d" officeooo:paragraph-rsid="00188628" style:font-name-asian="Noto Sans CJK KR" style:font-size-asian="10pt" style:font-weight-asian="bold" style:font-size-complex="10pt" style:font-weight-complex="bold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9780d" officeooo:paragraph-rsid="0009780d" style:font-name-asian="Noto Sans CJK KR" style:font-size-asian="10pt" style:font-weight-asian="bold" style:font-size-complex="10pt" style:font-weight-complex="bold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b17d9" officeooo:paragraph-rsid="001c410e" style:font-name-asian="Noto Sans CJK KR" style:font-size-asian="10pt" style:font-weight-asian="bold" style:font-size-complex="10pt" style:font-weight-complex="bold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b17d9" officeooo:paragraph-rsid="000b17d9" style:font-name-asian="Noto Sans CJK KR" style:font-size-asian="10pt" style:font-weight-asian="bold" style:font-size-complex="10pt" style:font-weight-complex="bold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reak-before="page"/>
      <style:text-properties fo:font-variant="normal" fo:text-transform="none" style:font-name="Noto Sans CJK KR" fo:font-size="10pt" fo:letter-spacing="normal" fo:font-style="normal" fo:font-weight="bold" officeooo:rsid="000b17d9" officeooo:paragraph-rsid="000b17d9" style:font-name-asian="Noto Sans CJK KR" style:font-size-asian="10pt" style:font-weight-asian="bold" style:font-size-complex="10pt" style:font-weight-complex="bold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c71b0" officeooo:paragraph-rsid="000c71b0" style:font-name-asian="Noto Sans CJK KR" style:font-size-asian="10pt" style:font-weight-asian="bold" style:font-size-complex="10pt" style:font-weight-complex="bold" loext:padding="0cm" loext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c71b0" officeooo:paragraph-rsid="0011a04f" style:font-name-asian="Noto Sans CJK KR" style:font-size-asian="10pt" style:font-weight-asian="bold" style:font-size-complex="10pt" style:font-weight-complex="bold" loext:padding="0cm" loext:border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c71b0" officeooo:paragraph-rsid="0011d8c2" style:font-name-asian="Noto Sans CJK KR" style:font-size-asian="10pt" style:font-weight-asian="bold" style:font-size-complex="10pt" style:font-weight-complex="bold" loext:padding="0cm" loext:border="none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c71b0" officeooo:paragraph-rsid="00214653" style:font-name-asian="Noto Sans CJK KR" style:font-size-asian="10pt" style:font-weight-asian="bold" style:font-size-complex="10pt" style:font-weight-complex="bold" loext:padding="0cm" loext:border="none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c71b0" officeooo:paragraph-rsid="00233875" style:font-name-asian="Noto Sans CJK KR" style:font-size-asian="10pt" style:font-weight-asian="bold" style:font-size-complex="10pt" style:font-weight-complex="bold" loext:padding="0cm" loext:border="none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0c71b0" officeooo:paragraph-rsid="002394e2" style:font-name-asian="Noto Sans CJK KR" style:font-size-asian="10pt" style:font-weight-asian="bold" style:font-size-complex="10pt" style:font-weight-complex="bold" loext:padding="0cm" loext:border="none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13bc08" officeooo:paragraph-rsid="0013bc08" style:font-name-asian="Noto Sans CJK KR" style:font-size-asian="10pt" style:font-weight-asian="bold" style:font-size-complex="10pt" style:font-weight-complex="bold" loext:padding="0cm" loext:border="none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13bc08" officeooo:paragraph-rsid="00167831" style:font-name-asian="Noto Sans CJK KR" style:font-size-asian="10pt" style:font-weight-asian="bold" style:font-size-complex="10pt" style:font-weight-complex="bold" loext:padding="0cm" loext:border="none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reak-before="page"/>
      <style:text-properties fo:font-variant="normal" fo:text-transform="none" style:font-name="Noto Sans CJK KR" fo:font-size="10pt" fo:letter-spacing="normal" fo:font-style="normal" fo:font-weight="bold" officeooo:rsid="0015bc36" officeooo:paragraph-rsid="0015bc36" style:font-name-asian="Noto Sans CJK KR" style:font-size-asian="10pt" style:font-weight-asian="bold" style:font-size-complex="10pt" style:font-weight-complex="bold" loext:padding="0cm" loext:border="none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Noto Sans CJK KR" fo:font-size="10pt" fo:letter-spacing="normal" fo:font-style="normal" fo:font-weight="bold" officeooo:rsid="00143a7d" officeooo:paragraph-rsid="00143a7d" style:font-name-asian="Noto Sans CJK KR" style:font-size-asian="10pt" style:font-weight-asian="bold" style:font-size-complex="10pt" style:font-weight-complex="bold" loext:padding="0cm" loext:border="none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ce9178" loext:opacity="100%" style:font-name="Droid Sans Mono" fo:font-size="10.5pt" fo:letter-spacing="normal" fo:font-style="normal" fo:font-weight="normal" officeooo:rsid="000c71b0" officeooo:paragraph-rsid="00214653" fo:background-color="#1f1f1f" style:font-name-asian="Noto Sans CJK KR" style:font-size-asian="10pt" style:font-weight-asian="bold" style:font-size-complex="10pt" style:font-weight-complex="bold" loext:padding="0cm" loext:border="none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Noto Sans CJK KR" fo:font-size="10pt" fo:font-weight="bold" officeooo:rsid="000837f5" officeooo:paragraph-rsid="000837f5" style:font-name-asian="Noto Sans CJK KR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letter-spacing="normal" fo:font-style="normal" loext:padding="0cm" loext:border="none"/>
    </style:style>
    <style:style style:name="T2" style:family="text">
      <style:text-properties fo:font-variant="normal" fo:text-transform="none" fo:letter-spacing="normal" fo:font-style="normal" officeooo:rsid="0009780d" loext:padding="0cm" loext:border="none"/>
    </style:style>
    <style:style style:name="T3" style:family="text">
      <style:text-properties fo:font-variant="normal" fo:text-transform="none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4" style:family="text">
      <style:text-properties fo:font-variant="normal" fo:text-transform="none" fo:font-size="10pt" fo:letter-spacing="normal" fo:font-style="normal" fo:font-weight="bold" officeooo:rsid="000c71b0" style:font-size-asian="10pt" style:font-weight-asian="bold" style:font-name-complex="Liberation Mono" style:font-size-complex="10pt" style:font-weight-complex="bold" loext:padding="0cm" loext:border="none"/>
    </style:style>
    <style:style style:name="T5" style:family="text">
      <style:text-properties fo:font-variant="normal" fo:text-transform="none" style:font-name="Dhurjati" fo:font-size="10pt" fo:letter-spacing="normal" fo:font-style="normal" fo:font-weight="bold" officeooo:rsid="000c71b0" style:font-name-asian="Dhurjati" style:font-size-asian="10pt" style:font-weight-asian="bold" style:font-name-complex="Liberation Mono" style:font-size-complex="10pt" style:font-weight-complex="bold" loext:padding="0cm" loext:border="none"/>
    </style:style>
    <style:style style:name="T6" style:family="text">
      <style:text-properties fo:font-variant="normal" fo:text-transform="none" style:font-name="Dhurjati" fo:font-size="10pt" fo:letter-spacing="normal" fo:font-style="normal" fo:font-weight="bold" style:font-name-asian="Dhurjati" style:font-size-asian="10pt" style:font-weight-asian="bold" style:font-size-complex="10pt" style:font-weight-complex="bold" loext:padding="0cm" loext:border="none"/>
    </style:style>
    <style:style style:name="T7" style:family="text">
      <style:text-properties fo:font-variant="normal" fo:text-transform="none" style:font-name="Noto Sans CJK KR" fo:font-size="10pt" fo:letter-spacing="normal" fo:font-style="normal" fo:font-weight="bold" officeooo:rsid="000c71b0" style:font-name-asian="Noto Sans CJK KR" style:font-size-asian="10pt" style:font-weight-asian="bold" style:font-name-complex="Liberation Mono" style:font-size-complex="10pt" style:font-weight-complex="bold" loext:padding="0cm" loext:border="none"/>
    </style:style>
    <style:style style:name="T8" style:family="text">
      <style:text-properties fo:font-variant="normal" fo:text-transform="none" style:font-name="Noto Sans CJK KR" fo:font-size="10pt" fo:letter-spacing="normal" fo:font-style="normal" fo:font-weight="bold" style:font-name-asian="Noto Sans CJK KR" style:font-size-asian="10pt" style:font-weight-asian="bold" style:font-size-complex="10pt" style:font-weight-complex="bold" loext:padding="0cm" loext:border="none"/>
    </style:style>
    <style:style style:name="T9" style:family="text">
      <style:text-properties officeooo:rsid="0011a04f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09780d" style:font-size-asian="10pt" style:font-weight-asian="bold" style:font-size-complex="10pt" style:font-weight-complex="bold"/>
    </style:style>
    <style:style style:name="T12" style:family="text">
      <style:text-properties officeooo:rsid="00167831"/>
    </style:style>
    <style:style style:name="T13" style:family="text">
      <style:text-properties officeooo:rsid="00188628"/>
    </style:style>
    <style:style style:name="T14" style:family="text">
      <style:text-properties officeooo:rsid="00195ffd"/>
    </style:style>
    <style:style style:name="T15" style:family="text">
      <style:text-properties style:font-name="Dhurjati" fo:font-size="10pt" fo:font-weight="bold" style:font-name-asian="Dhurjati" style:font-size-asian="10pt" style:font-weight-asian="bold" style:font-size-complex="10pt" style:font-weight-complex="bold"/>
    </style:style>
    <style:style style:name="T16" style:family="text">
      <style:text-properties style:font-name="Dhurjati" fo:font-size="10pt" fo:font-weight="bold" officeooo:rsid="0009780d" style:font-name-asian="Dhurjati" style:font-size-asian="10pt" style:font-weight-asian="bold" style:font-size-complex="10pt" style:font-weight-complex="bold"/>
    </style:style>
    <style:style style:name="T17" style:family="text">
      <style:text-properties style:font-name="Noto Sans CJK KR" fo:font-size="10pt" fo:font-weight="bold" style:font-name-asian="Noto Sans CJK KR" style:font-size-asian="10pt" style:font-weight-asian="bold" style:font-size-complex="10pt" style:font-weight-complex="bold"/>
    </style:style>
    <style:style style:name="T18" style:family="text">
      <style:text-properties style:font-name="Noto Sans CJK KR" fo:font-size="10pt" fo:font-weight="bold" officeooo:rsid="0009780d" style:font-name-asian="Noto Sans CJK KR" style:font-size-asian="10pt" style:font-weight-asian="bold" style:font-size-complex="10pt" style:font-weight-complex="bold"/>
    </style:style>
    <style:style style:name="T19" style:family="text">
      <style:text-properties officeooo:rsid="001d8073"/>
    </style:style>
    <style:style style:name="T20" style:family="text">
      <style:text-properties officeooo:rsid="001e4e46"/>
    </style:style>
    <style:style style:name="T21" style:family="text">
      <style:text-properties officeooo:rsid="002394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<text:span text:style-name="T7">테이블 생성 쿼리</text:span></text:span></text:p>
      <text:p text:style-name="P2"><text:span text:style-name="Source_20_Text"><text:span text:style-name="T8"/></text:span></text:p>
      <text:p text:style-name="P2"><text:span text:style-name="Source_20_Text"><text:span text:style-name="T8">CREATE TABLE USER (</text:span></text:span></text:p>
      <text:p text:style-name="Preformatted_20_Text"><text:span text:style-name="Source_20_Text"><text:span text:style-name="T17"><text:s text:c="4"/>NO INT UNSIGNED PRIMARY KEY AUTO_INCREMENT,</text:span></text:span></text:p>
      <text:p text:style-name="Preformatted_20_Text"><text:span text:style-name="Source_20_Text"><text:span text:style-name="T17"><text:s text:c="4"/>ID VARCHAR(255) NOT NULL,</text:span></text:span></text:p>
      <text:p text:style-name="Preformatted_20_Text"><text:span text:style-name="Source_20_Text"><text:span text:style-name="T17"><text:s text:c="4"/>PW VARCHAR(255) NOT NULL,</text:span></text:span></text:p>
      <text:p text:style-name="Preformatted_20_Text"><text:span text:style-name="Source_20_Text"><text:span text:style-name="T17"><text:s text:c="4"/>N</text:span></text:span><text:span text:style-name="Source_20_Text"><text:span text:style-name="T18">ICK</text:span></text:span><text:span text:style-name="Source_20_Text"><text:span text:style-name="T17"> VARCHAR(255) NOT NULL,</text:span></text:span></text:p>
      <text:p text:style-name="Preformatted_20_Text"><text:span text:style-name="Source_20_Text"><text:span text:style-name="T17"><text:s text:c="4"/>EMAIL VARCHAR(255) NOT NULL UNIQUE,</text:span></text:span></text:p>
      <text:p text:style-name="Preformatted_20_Text"><text:span text:style-name="Source_20_Text"><text:span text:style-name="T17"><text:s text:c="4"/>STATUS TINYINT UNSIGNED DEFAULT 0,</text:span></text:span></text:p>
      <text:p text:style-name="Preformatted_20_Text"><text:span text:style-name="Source_20_Text"><text:span text:style-name="T17"><text:s text:c="4"/>WRONG TINYINT UNSIGNED DEFAULT 0,</text:span></text:span></text:p>
      <text:p text:style-name="Preformatted_20_Text"><text:span text:style-name="Source_20_Text"><text:span text:style-name="T17"><text:s text:c="4"/>FD INT UNSIGNED DEFAULT NULL</text:span></text:span></text:p>
      <text:p text:style-name="P1"><text:span text:style-name="Source_20_Text"><text:span text:style-name="T17">);</text:span></text:span></text:p>
      <text:p text:style-name="P5">CREATE TABLE MATE (</text:p>
      <text:p text:style-name="P23"><text:span text:style-name="T1"><text:tab/></text:span><text:span text:style-name="T2">NO INT UNSIGNED PRIMARY KEY AUTO_INCREMENT,</text:span></text:p>
      <text:p text:style-name="P6"><text:tab/>SENDID <text:span text:style-name="T14">INT UNSIGNED</text:span> NOT NULL,</text:p>
      <text:p text:style-name="P6"><text:tab/>RECVID <text:span text:style-name="T14">INT UNSIGNED</text:span> NOT NULL,</text:p>
      <text:p text:style-name="P6"><text:tab/>STATUS TINYINT DEFAULT -1,</text:p>
      <text:p text:style-name="P7"><text:tab/><text:span text:style-name="T13">CONSTRAINT FK_SENDER FOREIGN KEY(SENDID) REFERENCES USER(NO)</text:span></text:p>
      <text:p text:style-name="P7"><text:span text:style-name="T13"><text:tab/>ON DELETE CASCADE,</text:span></text:p>
      <text:p text:style-name="P6"><text:tab/><text:span text:style-name="T13">CONSTRAINT FK_RECVER FOREIGN KEY(RECVID) REFERENCES USER(NO)</text:span></text:p>
      <text:p text:style-name="P6"><text:tab/><text:span text:style-name="T13">ON DELETE CASCADE</text:span></text:p>
      <text:p text:style-name="P8">);</text:p>
      <text:p text:style-name="P8"/>
      <text:p text:style-name="P9">CREATE TABLE CHATROOM(</text:p>
      <text:p text:style-name="P9"><text:tab/>NO INT UNSIGNED PRIMARY KEY AUTO_INCREMENT, </text:p>
      <text:p text:style-name="P9"><text:tab/>MEMBER INT UNSIGNED, </text:p>
      <text:p text:style-name="P9"><text:tab/>ROOMNAME VARCHAR(255), </text:p>
      <text:p text:style-name="P9"><text:tab/>CONSTRAINT FK_MEMB FOREIGN KEY(MEMBER) REFERENCES USER(NO) </text:p>
      <text:p text:style-name="P9"><text:tab/>ON DELETE CASCADE</text:p>
      <text:p text:style-name="P10">);</text:p>
      <text:p text:style-name="P10"><text:tab/></text:p>
      <text:p text:style-name="P11"/>
      <text:p text:style-name="P10"/>
      <text:p text:style-name="P10">친구목록 쿼리</text:p>
      <text:p text:style-name="P22">SELECT NICK, STATUS FROM USER WHERE (STATUS = 1 OR STATUS = 0) AND NO IN (SELECT MATE.RECVID FROM MATE WHERE MATE.SENDID = ? AND MATE.STATUS = 1 UNION SELECT MATE.SENDID FROM MATE WHERE MATE.RECVID = ? AND MATE.STATUS = 1)</text:p>
      <text:p text:style-name="P15"/>
      <text:p text:style-name="P13"/>
      <text:p text:style-name="P13"/>
      <text:p text:style-name="P13">접속 중 친구목록 쿼리</text:p>
      <text:p text:style-name="P13">SELECT * FROM USER WHERE STATUS =<text:span text:style-name="T20">1</text:span> AND NO IN (SELECT MATE.RECVID FROM MATE WHERE MATE.SENDID = 1 AND MATE.STATUS = 1 UNION SELECT MATE.SENDID FROM MATE WHERE MATE.RECVID = 1 AND MATE.STATUS = 1);</text:p>
      <text:p text:style-name="P13"/>
      <text:p text:style-name="P13">접속 중이 아닌 친구목록 쿼리</text:p>
      <text:p text:style-name="P14">SELECT * FROM USER WHERE STATUS = 0 AND NO IN (SELECT MATE.RECVID FROM MATE WHERE MATE.SENDID = 1 AND MATE.STATUS = 1 UNION SELECT MATE.SENDID FROM MATE WHERE MATE.RECVID = 1 AND MATE.STATUS = 1);<text:line-break/></text:p>
      <text:p text:style-name="P14">SELECT * FROM USER WHERE STATUS = 0 AND NO IN (SELECT MATE.RECVID FROM MATE WHERE MATE.SENDID = 1 AND MATE.STATUS = 1 UNION SELECT MATE.SENDID FROM MATE WHERE MATE.RECVID = 1 AND MATE.STATUS = 1);<text:line-break/></text:p>
      <text:p text:style-name="P18"/>
      <text:p text:style-name="P20">SELECT ID FROM USER WHERE NO = 1;</text:p>
      <text:p text:style-name="P18"/>
      <text:p text:style-name="P18">친구 신청 쿼리(-1이면 신청 중, 0이면 거절, 1이면 승낙)</text:p>
      <text:p text:style-name="P18">INSERT INTO MATE (SENDID, RECVID) VALUES (2, 3)</text:p>
      <text:p text:style-name="P21"/>
      <text:p text:style-name="P21">친구 수락 쿼리</text:p>
      <text:p text:style-name="P21">UPDATE MATE SET STATUS = 1 WHERE SENDID = 2 AND RECVID = 3</text:p>
      <text:p text:style-name="P21"/>
      <text:p text:style-name="P21">친구 거절 쿼리</text:p>
      <text:p text:style-name="P21">UPDATE MATE SET STATUS = 0 WHERE SENDID = 2 AND RECVID = 3</text:p>
      <text:p text:style-name="P21"/>
      <text:p text:style-name="P21"/>
      <text:p text:style-name="P12"/>
      <text:p text:style-name="P20">채팅방 생성 쿼리</text:p>
      <text:p text:style-name="P19">INSERT INTO <text:span text:style-name="T12">CHATROOM</text:span> (<text:span text:style-name="T12">MEMBER</text:span>, <text:span text:style-name="T12">ROOMN</text:span><text:span text:style-name="T19">AME</text:span>) VALUES (2, ‘<text:span text:style-name="T19">CHATROOM01’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hurjati" svg:font-family="Dhurjati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gg sans" svg:font-family="'gg sans', 'Apple SD Gothic Neo', NanumBarunGothic, '맑은 고딕', 'Malgun Gothic', Gulim, Dotum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20:08:32.649948031</meta:creation-date>
    <dc:date>2024-05-23T19:54:16.927260147</dc:date>
    <meta:editing-duration>PT4H19M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4" meta:paragraph-count="45" meta:word-count="388" meta:character-count="1983" meta:non-whitespace-character-count="1633"/>
  </office:meta>
</office:document-meta>
</file>